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E0000012D1D7D803B4DA39175.png" manifest:media-type="image/png"/>
  <manifest:file-entry manifest:full-path="Pictures/1000339B000025DC00001F2266F5AA30768591E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draw:fill="solid" draw:fill-color="#21125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1d0772" draw:marker-start-width="0.358cm" draw:marker-end-width="0.358cm" draw:fill-color="#4618f1" draw:textarea-horizontal-align="justify" draw:textarea-vertical-align="middle" draw:auto-grow-height="false" fo:min-height="3.518cm" fo:min-width="5.026cm" fo:padding-top="0.177cm" fo:padding-bottom="0.177cm" fo:padding-left="0.302cm" fo:padding-right="0.302cm" fo:wrap-option="wrap"/>
      <style:paragraph-properties style:writing-mode="lr-tb"/>
    </style:style>
    <style:style style:name="gr3" style:family="graphic" style:parent-style-name="standard">
      <style:graphic-properties draw:stroke="none" draw:fill="none" fo:min-height="3.25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Ubuntu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-color="#4618f1"/>
      <style:paragraph-properties fo:text-align="center" style:writing-mode="lr-tb"/>
      <style:text-properties style:font-name="Ubuntu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T1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ffe500" loext:opacity="100%" style:font-name="Ubuntu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e500" loext:opacity="100%" style:font-name="Ubuntu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Ubuntu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691cm" svg:height="7.969cm" svg:x="0.05cm" svg:y="-0.234cm">
            <draw:image xlink:href="Pictures/1000339B000025DC00001F2266F5AA30768591E1.svg" xlink:type="simple" xlink:show="embed" xlink:actuate="onLoad" draw:mime-type="image/svg+xml">
              <text:p/>
            </draw:image>
            <draw:image xlink:href="Pictures/100000010000016E0000012D1D7D803B4DA39175.png" xlink:type="simple" xlink:show="embed" xlink:actuate="onLoad" draw:mime-type="image/png"/>
          </draw:frame>
          <draw:custom-shape draw:style-name="gr2" draw:text-style-name="P3" draw:layer="layout" svg:width="8cm" svg:height="5.5cm" svg:x="9.75cm" svg:y="0.735cm">
            <text:p text:style-name="P2"><text:span text:style-name="T1">FIFO Says:</text:span></text:p>
            <text:p text:style-name="P2"><text:span text:style-name="T2"/></text:p>
            <text:p text:style-name="P2"><text:span text:style-name="T3">*woof!*</text:span><text:span text:style-name="T4"><text:line-break/></text:span><text:span text:style-name="T2"><text:line-break/></text:span><text:span text:style-name="T5">(try labtech today!)</text:span></text:p>
  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-14162.429696288 9031.08525722596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3" draw:text-style-name="P1" draw:layer="layout" svg:width="7.021cm" svg:height="3.501cm" svg:x="10.265cm" svg:y="1.535cm">
            <draw:text-box>
              <text:p text:style-name="P4"><text:span text:style-name="T6">FIFO Says:</text:span></text:p>
              <text:p text:style-name="P4"><text:span text:style-name="T2"/></text:p>
              <text:p text:style-name="P4"><text:span text:style-name="T3">*woof!*</text:span><text:span text:style-name="T4"><text:line-break/></text:span><text:span text:style-name="T2"><text:line-break/></text:span><text:span text:style-name="T5">(try labtech today!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3T22:45:32.461649408</meta:creation-date>
    <dc:date>2024-08-06T19:56:00.841454593</dc:date>
    <meta:editing-duration>PT10M59S</meta:editing-duration>
    <meta:editing-cycles>3</meta:editing-cycles>
    <meta:generator>LibreOffice/7.3.7.2$Linux_X86_64 LibreOffice_project/30$Build-2</meta:generator>
    <meta:document-statistic meta:object-count="4"/>
  </office:meta>
</office:document-meta>
</file>